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officeooo:paragraph-rsid="0018d1e7"/>
    </style:style>
    <style:style style:name="P3" style:family="paragraph" style:parent-style-name="Standard">
      <style:paragraph-properties style:line-height-at-least="0.198in"/>
      <style:text-properties officeooo:rsid="0018d1e7" officeooo:paragraph-rsid="0018d1e7"/>
    </style:style>
    <style:style style:name="P4" style:family="paragraph" style:parent-style-name="Standard">
      <style:paragraph-properties style:line-height-at-least="0.198in"/>
      <style:text-properties officeooo:rsid="0018d1e7" officeooo:paragraph-rsid="001a778e"/>
    </style:style>
    <style:style style:name="P5" style:family="paragraph" style:parent-style-name="Standard">
      <style:paragraph-properties style:line-height-at-least="0.198in"/>
      <style:text-properties officeooo:rsid="0018f69c" officeooo:paragraph-rsid="0018f69c"/>
    </style:style>
    <style:style style:name="P6" style:family="paragraph" style:parent-style-name="Standard">
      <style:paragraph-properties style:line-height-at-least="0.198in"/>
      <style:text-properties officeooo:rsid="00192ebc" officeooo:paragraph-rsid="00192ebc"/>
    </style:style>
    <style:style style:name="P7" style:family="paragraph" style:parent-style-name="Standard">
      <style:paragraph-properties style:line-height-at-least="0.198in"/>
      <style:text-properties officeooo:rsid="001a778e" officeooo:paragraph-rsid="001a778e"/>
    </style:style>
    <style:style style:name="P8" style:family="paragraph" style:parent-style-name="Text_20_body">
      <style:paragraph-properties style:line-height-at-least="0.198in"/>
      <style:text-properties officeooo:paragraph-rsid="001cf04f"/>
    </style:style>
    <style:style style:name="T1" style:family="text">
      <style:text-properties officeooo:rsid="0018d1e7"/>
    </style:style>
    <style:style style:name="T2" style:family="text">
      <style:text-properties officeooo:rsid="001cf04f"/>
    </style:style>
    <style:style style:name="T3" style:family="text">
      <style:text-properties officeooo:rsid="001d5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orch install on Jetson AGX Orin documentation:</text:p>
      <text:p text:style-name="P3"><text:a xlink:type="simple" xlink:href="https://docs.nvidia.com/deeplearning/frameworks/install-pytorch-jetson-platform/index.html" text:style-name="Internet_20_link" text:visited-style-name="Visited_20_Internet_20_Link">https://docs.nvidia.com/deeplearning/frameworks/install-pytorch-jetson-platform/index.html</text:a></text:p>
      <text:p text:style-name="P3"/>
      <text:p text:style-name="P3">--------------------------------------------------------------------</text:p>
      <text:p text:style-name="P3"/>
      <text:p text:style-name="P7">Cusparselt download and install steps:</text:p>
      <text:p text:style-name="P3"><text:a xlink:type="simple" xlink:href="https://developer.nvidia.com/cusparselt-downloads?target_os=Linux&amp;target_arch=aarch64-jetson&amp;Compilation=Native&amp;Distribution=Ubuntu&amp;target_version=22.04&amp;target_type=deb_local" text:style-name="Internet_20_link" text:visited-style-name="Visited_20_Internet_20_Link">https://developer.nvidia.com/cusparselt-downloads?target_os=Linux&amp;target_arch=aarch64-jetson&amp;Compilation=Native&amp;Distribution=Ubuntu&amp;target_version=22.04&amp;target_type=deb_local</text:a></text:p>
      <text:p text:style-name="P2"/>
      <text:p text:style-name="P4">--------------------------------------------------------------------</text:p>
      <text:p text:style-name="P4"/>
      <text:p text:style-name="P1"><text:span text:style-name="T1">Pytorch download link:<text:line-break/></text:span><text:a xlink:type="simple" xlink:href="https://developer.download.nvidia.cn/compute/redist/jp/v61/pytorch/torch-2.5.0a0+872d972e41.nv24.08.17622132-cp310-cp310-linux_aarch64.whl" text:style-name="Internet_20_link" text:visited-style-name="Visited_20_Internet_20_Link">https://developer.download.nvidia.cn/compute/redist/jp/v61/pytorch/torch-2.5.0a0+872d972e41.nv24.08.17622132-cp310-cp310-linux_aarch64.whl</text:a></text:p>
      <text:p text:style-name="P1"/>
      <text:p text:style-name="P4">--------------------------------------------------------------------</text:p>
      <text:p text:style-name="P4"/>
      <text:p text:style-name="P6">Commands for installing “correct” Pytorch version for CUDA in ARM64 (Jetson AGX Orin):</text:p>
      <text:p text:style-name="P6"/>
      <text:p text:style-name="P1">export TORCH_INSTALL=<text:a xlink:type="simple" xlink:href="https://developer.download.nvidia.cn/compute/redist/jp/v61/pytorch/torch-2.5.0a0+872d972e41.nv24.08.17622132-cp310-cp310-linux_aarch64.whl" text:style-name="Internet_20_link" text:visited-style-name="Visited_20_Internet_20_Link">https://developer.download.nvidia.cn/compute/redist/jp/v61/pytorch/torch-2.5.0a0+872d972e41.nv24.08.17622132-cp310-cp310-linux_aarch64.whl</text:a></text:p>
      <text:p text:style-name="P1"/>
      <text:p text:style-name="P1">python3 -m pip install --no-cache $TORCH_INSTALL</text:p>
      <text:p text:style-name="P1"/>
      <text:p text:style-name="P8">pip install ml-dtypes==0.3.2 --force-reinstall</text:p>
      <text:p text:style-name="P1"/>
      <text:p text:style-name="P1"/>
      <text:p text:style-name="P4">--------------------------------------------------------------------</text:p>
      <text:p text:style-name="P5">Message after installing correct pytorch version:</text:p>
      <text:p text:style-name="P5">&lt;&lt;ERROR: pip's dependency resolver does not currently take into account all the packages that are installed. This behaviour is the source of the following dependency conflicts.</text:p>
      <text:p text:style-name="P5">tenns-modules 0.3.0 requires torch&gt;=2.6, but you have torch 2.5.0a0+872d972e41.nv24.8 which is incompatible.&gt;&gt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0:52:19.369758025</meta:creation-date>
    <dc:date>2025-11-18T12:09:07.951899181</dc:date>
    <meta:editing-duration>PT1H5M10S</meta:editing-duration>
    <meta:editing-cycles>10</meta:editing-cycles>
    <meta:generator>LibreOffice/7.3.7.2$Linux_AARCH64 LibreOffice_project/30$Build-2</meta:generator>
    <meta:document-statistic meta:table-count="0" meta:image-count="0" meta:object-count="0" meta:page-count="1" meta:paragraph-count="16" meta:word-count="93" meta:character-count="1458" meta:non-whitespace-character-count="1383"/>
  </office:meta>
</office:document-meta>
</file>